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Helvetica, 'Bitstream Vera Sans', sans-serif"/>
    <style:font-face style:name="Liberation Sans" svg:font-family="'Liberation Sans'"/>
    <style:font-face style:name="Liberation Serif" svg:font-family="'Liberation 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 style:list-style-name="L2"/>
    <style:style style:name="P2" style:family="paragraph" style:parent-style-name="Normal">
      <style:paragraph-properties fo:text-align="start" style:justify-single-word="false"/>
    </style:style>
    <style:style style:name="P3" style:family="paragraph" style:parent-style-name="Normal" style:list-style-name="L1">
      <style:paragraph-properties fo:margin-left="0cm" fo:margin-right="0cm" fo:text-indent="-0.762cm" style:auto-text-indent="false"/>
    </style:style>
    <style:style style:name="T1" style:family="text">
      <style:text-properties fo:font-variant="normal" fo:text-transform="none" fo:color="#231f20" style:font-name="Arial1" fo:font-size="9pt" fo:letter-spacing="normal" fo:font-style="normal" fo:font-weight="normal"/>
    </style:style>
    <style:style style:name="T2" style:family="text">
      <style:text-properties fo:font-variant="normal" fo:text-transform="none" fo:color="#231f20" style:font-name="Times New Roman" fo:font-size="9pt" fo:letter-spacing="normal" fo:font-style="normal" fo:font-weight="normal"/>
    </style:style>
    <style:style style:name="T3" style:family="text">
      <style:text-properties fo:font-variant="normal" fo:text-transform="none" fo:color="#231f20" style:font-name="Times New Roman" fo:font-size="12pt" fo:letter-spacing="normal" fo:font-style="normal" fo:font-weight="normal" style:font-size-asian="12pt" style:font-size-complex="12pt"/>
    </style:style>
    <style:style style:name="T4" style:family="text">
      <style:text-properties fo:font-variant="normal" fo:text-transform="none" fo:color="#231f20" style:font-name="Times New Roman" fo:letter-spacing="normal" fo:font-style="normal" fo:font-weight="normal"/>
    </style:style>
    <style:style style:name="T5" style:family="text">
      <style:text-properties fo:font-variant="normal" fo:text-transform="none" fo:color="#231f20" fo:font-size="9pt" fo:letter-spacing="normal" fo:font-style="normal" fo:font-weight="normal"/>
    </style:style>
    <style:style style:name="T6" style:family="text">
      <style:text-properties fo:font-variant="normal" fo:text-transform="none" fo:color="#00b164" style:font-name="Arial1" fo:font-size="9pt" fo:letter-spacing="normal" fo:font-style="normal" fo:font-weight="normal"/>
    </style:style>
    <style:style style:name="T7" style:family="text">
      <style:text-properties style:font-name="Times New Roman"/>
    </style:style>
    <style:style style:name="T8" style:family="text">
      <style:text-properties style:font-name="Times New Roman" fo:font-size="12pt" style:font-size-asian="12pt" style:font-size-complex="12pt"/>
    </style:style>
    <text:list-style style:name="L1">
      <text:list-level-style-bullet text:level="1" text:bullet-char="•">
        <style:list-level-properties text:space-before="0.508cm" text:min-label-width="0.762cm"/>
        <style:text-properties fo:font-family="FreeSerif" style:font-family-generic="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Geomajas</text:p>
      <text:p text:style-name="P2"><text:a xlink:type="simple" xlink:href="http://www.geomajas.org/">Geomajas</text:a><text:span text:style-name="T8"> </text:span><text:span text:style-name="T3">is the extensible open source web mapping framework, enabling integrated GIS solutions for businesses and government. It has an integrated </text:span><text:span text:style-name="Strong_20_Emphasis"><text:span text:style-name="T3">client-server </text:span></text:span><text:span text:style-name="T3">architecture, with a high focus on </text:span><text:span text:style-name="Strong_20_Emphasis"><text:span text:style-name="T3">server-side integration </text:span></text:span><text:span text:style-name="T3">of your data (be it through GeoTools or Hibernate). This means that you apply your security and business logic on the server before anything gets send to the client, resulting in robust applications and a </text:span><text:span text:style-name="Strong_20_Emphasis"><text:span text:style-name="T3">real thin client</text:span></text:span><text:span text:style-name="T3">.</text:span></text:p>
      <text:p text:style-name="Heading_20_2">Description</text:p>
      <text:p text:style-name="Normal">Geomajas is a free and open source GIS framework for building rich internet applications. It has sophisticated capabilities for displaying and managing geospatial information. Its modular design makes it easily extensible, while a client-server architecture guarantees endless scalability.</text:p>
      <text:p text:style-name="Normal">The focus of Geomajas is to provide a platform for server-side integration of geospatial data, allowing multiple users to control and manage the data from within their own browsers. In essence, Geomajas provides a set of powerful building blocks, from which the most complex GIS applications can easily be built.</text:p>
      <text:p text:style-name="Normal"/>
      <text:p text:style-name="Normal">It's key features are: </text:p>
      <text:list xml:id="list32148454" text:style-name="L2">
        <text:list-item>
          <text:p text:style-name="P1">Integrated client-server architecture</text:p>
        </text:list-item>
        <text:list-item>
          <text:p text:style-name="P1">Geometry and attribute editing</text:p>
        </text:list-item>
        <text:list-item>
          <text:p text:style-name="P1">Custom attribute definitions</text:p>
        </text:list-item>
        <text:list-item>
          <text:p text:style-name="P1">Advanced querying capabilities (CQL)</text:p>
        </text:list-item>
        <text:list-item>
          <text:p text:style-name="P1">Out-of-the-box security</text:p>
        </text:list-item>
        <text:list-item>
          <text:p text:style-name="P1">Extensible plug-in mechanism</text:p>
        </text:list-item>
        <text:list-item>
          <text:p text:style-name="P1">Multiple front-end technologies</text:p>
        </text:list-item>
        <text:list-item>
          <text:p text:style-name="P1">Cross browser support, without the need for browser plug-ins.</text:p>
        </text:list-item>
      </text:list>
      <text:p text:style-name="Heading_20_2">Running Geomajas on the LiveDVD</text:p>
      <text:p text:style-name="Normal">To run Geomajas on the Live DVD, click on the "Geomajas start" link on the desktop. After a few seconds of loading, a browser will pop up, pointing to the Geomajas 1.4.2 sample index page. This page will show you for samples build with Geomajas, each concentrating on a different functional aspect of the technology. Tutorials explaining how to use Geomajas are found within these samples.</text:p>
      <text:p text:style-name="Normal">To stop the Geomajas server from running, click on the "Geomajas stop" link on the desktop.</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Helvetica, 'Bitstream Vera Sans', sans-serif"/>
    <style:font-face style:name="Liberation Sans" svg:font-family="'Liberation Sans'"/>
    <style:font-face style:name="Liberation Serif" svg:font-family="'Liberation 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cm" fo:margin-right="0cm" fo:margin-top="0cm" fo:margin-bottom="0cm" fo:line-height="100%" fo:text-align="start" style:justify-single-word="false" fo:widows="2" fo:text-indent="0cm" style:auto-text-indent="false" fo:background-color="transparent">
        <style:background-image/>
      </style:paragraph-properties>
      <style:text-properties fo:color="#000000" style:font-name="Liberation Serif" fo:font-size="12pt" fo:font-weight="normal"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class="text">
      <style:paragraph-properties fo:margin-top="0.776cm" fo:margin-bottom="0.106cm" fo:keep-with-next="auto"/>
      <style:text-properties style:font-name="Liberation Sans" fo:font-size="17pt" fo:font-weight="bold"/>
    </style:style>
    <style:style style:name="Heading_20_2" style:display-name="Heading 2" style:family="paragraph" style:parent-style-name="Normal" style:next-style-name="Normal" style:class="text">
      <style:paragraph-properties fo:margin-top="0.776cm" fo:margin-bottom="0.106cm" fo:keep-with-next="auto"/>
      <style:text-properties style:font-name="Liberation Sans" fo:font-size="14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1b">
      <text:list-level-style-bullet text:level="1" style:num-suffix="." text:bullet-char="•">
        <style:list-level-properties text:list-level-position-and-space-mode="label-alignment">
          <style:list-level-label-alignment text:label-followed-by="listtab" fo:text-indent="-0.6cm" fo:margin-left="0.6cm"/>
        </style:list-level-properties>
      </text:list-level-style-bullet>
      <text:list-level-style-bullet text:level="2" style:num-suffix="." text:bullet-char="◦">
        <style:list-level-properties text:list-level-position-and-space-mode="label-alignment">
          <style:list-level-label-alignment text:label-followed-by="listtab" fo:text-indent="-0.6cm" fo:margin-left="0.6cm"/>
        </style:list-level-properties>
      </text:list-level-style-bullet>
      <text:list-level-style-bullet text:level="3" style:num-suffix="." text:bullet-char="▪">
        <style:list-level-properties text:list-level-position-and-space-mode="label-alignment">
          <style:list-level-label-alignment text:label-followed-by="listtab" fo:text-indent="-0.6cm" fo:margin-left="0.6cm"/>
        </style:list-level-properties>
      </text:list-level-style-bullet>
      <text:list-level-style-bullet text:level="4" style:num-suffix="." text:bullet-char="•">
        <style:list-level-properties text:list-level-position-and-space-mode="label-alignment">
          <style:list-level-label-alignment text:label-followed-by="listtab" fo:text-indent="-0.6cm" fo:margin-left="0.6cm"/>
        </style:list-level-properties>
      </text:list-level-style-bullet>
      <text:list-level-style-bullet text:level="5" style:num-suffix="." text:bullet-char="◦">
        <style:list-level-properties text:list-level-position-and-space-mode="label-alignment">
          <style:list-level-label-alignment text:label-followed-by="listtab" fo:text-indent="-0.6cm" fo:margin-left="0.6cm"/>
        </style:list-level-properties>
      </text:list-level-style-bullet>
      <text:list-level-style-bullet text:level="6" style:num-suffix="." text:bullet-char="▪">
        <style:list-level-properties text:list-level-position-and-space-mode="label-alignment">
          <style:list-level-label-alignment text:label-followed-by="listtab" fo:text-indent="-0.6cm" fo:margin-left="0.6cm"/>
        </style:list-level-properties>
      </text:list-level-style-bullet>
      <text:list-level-style-bullet text:level="7" style:num-suffix="." text:bullet-char="•">
        <style:list-level-properties text:list-level-position-and-space-mode="label-alignment">
          <style:list-level-label-alignment text:label-followed-by="listtab" fo:text-indent="-0.6cm" fo:margin-left="0.6cm"/>
        </style:list-level-properties>
      </text:list-level-style-bullet>
      <text:list-level-style-bullet text:level="8" style:num-suffix="." text:bullet-char="◦">
        <style:list-level-properties text:list-level-position-and-space-mode="label-alignment">
          <style:list-level-label-alignment text:label-followed-by="listtab" fo:text-indent="-0.6cm" fo:margin-left="0.6cm"/>
        </style:list-level-properties>
      </text:list-level-style-bullet>
      <text:list-level-style-bullet text:level="9" style:num-suffix="." text:bullet-char="▪">
        <style:list-level-properties text:list-level-position-and-space-mode="label-alignment">
          <style:list-level-label-alignment text:label-followed-by="listtab" fo:text-indent="-0.6cm" fo:margin-left="0.6cm"/>
        </style:list-level-properties>
      </text:list-level-style-bullet>
      <text:list-level-style-bullet text:level="10" style:num-suffix="." text:bullet-char="•">
        <style:list-level-properties text:list-level-position-and-space-mode="label-alignment">
          <style:list-level-label-alignment text:label-followed-by="listtab" fo:text-indent="-0.6cm" fo:margin-left="0.6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document-statistic meta:table-count="0" meta:image-count="0" meta:object-count="0" meta:page-count="1" meta:paragraph-count="17" meta:word-count="288" meta:character-count="1879"/>
    <dc:date>2010-06-17T12:08:12.12</dc:date>
    <dc:creator>Pieter De Graef</dc:creator>
    <meta:editing-duration>PT00H04M02S</meta:editing-duration>
    <meta:editing-cycles>1</meta:editing-cycles>
  </office:meta>
</office:document-meta>
</file>